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ce1"/>
        <table:table-column table:style-name="co1" table:number-columns-repeated="12" table:default-cell-style-name="ce2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<text:s/>eval92 </text:p>
          </table:table-cell>
          <table:table-cell table:style-name="Default" table:number-columns-repeated="2"/>
          <table:table-cell table:style-name="ce1" office:value-type="string" calcext:value-type="string">
            <text:p><text:s/>eval93 </text:p>
          </table:table-cell>
          <table:table-cell table:style-name="Default" table:number-columns-repeated="2"/>
          <table:table-cell table:style-name="ce1" office:value-type="string" calcext:value-type="string">
            <text:p><text:s/>dev93 </text:p>
          </table:table-cell>
          <table:table-cell table:style-name="Default" table:number-columns-repeated="2"/>
          <table:table-cell table:style-name="ce1" office:value-type="string" calcext:value-type="string">
            <text:p><text:s/>swbd.0 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<text:s text:c="10"/>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 table:style-name="ce1" office:value-type="string" calcext:value-type="string">
            <text:p><text:s/>wsj </text:p>
          </table:table-cell>
          <table:table-cell table:style-name="ce1" office:value-type="string" calcext:value-type="string">
            <text:p><text:s/>fish </text:p>
          </table:table-cell>
          <table:table-cell table:style-name="ce1" office:value-type="string" calcext:value-type="string">
            <text:p><text:s/>fish_ng </text:p>
          </table:table-cell>
          <table:table-cell/>
        </table:table-row>
        <table:table-row table:style-name="ro1">
          <table:table-cell office:value-type="string" calcext:value-type="string">
            <text:p><text:s/>4k <text:s text:c="2"/></text:p>
          </table:table-cell>
          <table:table-cell office:value-type="float" office:value="8.84" calcext:value-type="float">
            <text:p>8.84</text:p>
          </table:table-cell>
          <table:table-cell office:value-type="float" office:value="12.93" calcext:value-type="float">
            <text:p>12.93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office:value-type="float" office:value="18.1" calcext:value-type="float">
            <text:p>18.1</text:p>
          </table:table-cell>
          <table:table-cell office:value-type="float" office:value="21.28" calcext:value-type="float">
            <text:p>21.28</text:p>
          </table:table-cell>
          <table:table-cell office:value-type="float" office:value="11.99" calcext:value-type="float">
            <text:p>11.99</text:p>
          </table:table-cell>
          <table:table-cell office:value-type="float" office:value="17.22" calcext:value-type="float">
            <text:p>17.22</text:p>
          </table:table-cell>
          <table:table-cell office:value-type="float" office:value="20.03" calcext:value-type="float">
            <text:p>20.03</text:p>
          </table:table-cell>
          <table:table-cell office:value-type="float" office:value="98.39" calcext:value-type="float">
            <text:p>98.39</text:p>
          </table:table-cell>
          <table:table-cell office:value-type="float" office:value="98.49" calcext:value-type="float">
            <text:p>98.49</text:p>
          </table:table-cell>
          <table:table-cell office:value-type="string" calcext:value-type="string">
            <text:p><text:s/>98.31* </text:p>
          </table:table-cell>
          <table:table-cell/>
        </table:table-row>
        <table:table-row table:style-name="ro1">
          <table:table-cell office:value-type="string" calcext:value-type="string">
            <text:p><text:s/>5k <text:s text:c="2"/></text:p>
          </table:table-cell>
          <table:table-cell office:value-type="float" office:value="8.02" calcext:value-type="float">
            <text:p>8.02</text:p>
          </table:table-cell>
          <table:table-cell office:value-type="float" office:value="12.14" calcext:value-type="float">
            <text:p>12.14</text:p>
          </table:table-cell>
          <table:table-cell office:value-type="float" office:value="14.19" calcext:value-type="float">
            <text:p>14.19</text:p>
          </table:table-cell>
          <table:table-cell office:value-type="float" office:value="11.67" calcext:value-type="float">
            <text:p>11.67</text:p>
          </table:table-cell>
          <table:table-cell office:value-type="float" office:value="16.58" calcext:value-type="float">
            <text:p>16.58</text:p>
          </table:table-cell>
          <table:table-cell office:value-type="float" office:value="19.62" calcext:value-type="float">
            <text:p>19.62</text:p>
          </table:table-cell>
          <table:table-cell office:value-type="float" office:value="10.84" calcext:value-type="float">
            <text:p>10.84</text:p>
          </table:table-cell>
          <table:table-cell office:value-type="float" office:value="15.59" calcext:value-type="float">
            <text:p>15.59</text:p>
          </table:table-cell>
          <table:table-cell office:value-type="float" office:value="18.6" calcext:value-type="float">
            <text:p>18.6</text:p>
          </table:table-cell>
          <table:table-cell office:value-type="float" office:value="96.26" calcext:value-type="float">
            <text:p>96.26</text:p>
          </table:table-cell>
          <table:table-cell office:value-type="float" office:value="94.98" calcext:value-type="float">
            <text:p>94.98</text:p>
          </table:table-cell>
          <table:table-cell office:value-type="string" calcext:value-type="string">
            <text:p><text:s/>94.76* </text:p>
          </table:table-cell>
          <table:table-cell/>
        </table:table-row>
        <table:table-row table:style-name="ro1">
          <table:table-cell office:value-type="string" calcext:value-type="string">
            <text:p><text:s/>10k <text:s/></text:p>
          </table:table-cell>
          <table:table-cell office:value-type="float" office:value="6.56" calcext:value-type="float">
            <text:p>6.56</text:p>
          </table:table-cell>
          <table:table-cell office:value-type="float" office:value="9.23" calcext:value-type="float">
            <text:p>9.23</text:p>
          </table:table-cell>
          <table:table-cell office:value-type="float" office:value="10.75" calcext:value-type="float">
            <text:p>10.75</text:p>
          </table:table-cell>
          <table:table-cell office:value-type="float" office:value="9.03" calcext:value-type="float">
            <text:p>9.03</text:p>
          </table:table-cell>
          <table:table-cell office:value-type="float" office:value="12.7" calcext:value-type="float">
            <text:p>12.7</text:p>
          </table:table-cell>
          <table:table-cell office:value-type="float" office:value="14.65" calcext:value-type="float">
            <text:p>14.65</text:p>
          </table:table-cell>
          <table:table-cell office:value-type="float" office:value="9.29" calcext:value-type="float">
            <text:p>9.29</text:p>
          </table:table-cell>
          <table:table-cell office:value-type="float" office:value="12.73" calcext:value-type="float">
            <text:p>12.73</text:p>
          </table:table-cell>
          <table:table-cell office:value-type="float" office:value="14.31" calcext:value-type="float">
            <text:p>14.31</text:p>
          </table:table-cell>
          <table:table-cell office:value-type="float" office:value="90.18" calcext:value-type="float">
            <text:p>90.18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86.95* </text:p>
          </table:table-cell>
          <table:table-cell/>
        </table:table-row>
        <table:table-row table:style-name="ro1">
          <table:table-cell office:value-type="string" calcext:value-type="string">
            <text:p><text:s/>15k <text:s/></text:p>
          </table:table-cell>
          <table:table-cell office:value-type="float" office:value="6.19" calcext:value-type="float">
            <text:p>6.19</text:p>
          </table:table-cell>
          <table:table-cell office:value-type="float" office:value="8.98" calcext:value-type="float">
            <text:p>8.98</text:p>
          </table:table-cell>
          <table:table-cell office:value-type="float" office:value="10.09" calcext:value-type="float">
            <text:p>10.09</text:p>
          </table:table-cell>
          <table:table-cell office:value-type="float" office:value="7.6" calcext:value-type="float">
            <text:p>7.6</text:p>
          </table:table-cell>
          <table:table-cell office:value-type="float" office:value="11.82" calcext:value-type="float">
            <text:p>11.82</text:p>
          </table:table-cell>
          <table:table-cell office:value-type="float" office:value="13.82" calcext:value-type="float">
            <text:p>13.82</text:p>
          </table:table-cell>
          <table:table-cell office:value-type="float" office:value="8.53" calcext:value-type="float">
            <text:p>8.53</text:p>
          </table:table-cell>
          <table:table-cell office:value-type="float" office:value="11.88" calcext:value-type="float">
            <text:p>11.88</text:p>
          </table:table-cell>
          <table:table-cell office:value-type="float" office:value="13.65" calcext:value-type="float">
            <text:p>13.65</text:p>
          </table:table-cell>
          <table:table-cell office:value-type="float" office:value="89.14" calcext:value-type="float">
            <text:p>89.14</text:p>
          </table:table-cell>
          <table:table-cell office:value-type="float" office:value="86.59" calcext:value-type="float">
            <text:p>86.59</text:p>
          </table:table-cell>
          <table:table-cell office:value-type="string" calcext:value-type="string">
            <text:p><text:s/>85.98* </text:p>
          </table:table-cell>
          <table:table-cell/>
        </table:table-row>
        <table:table-row table:style-name="ro1">
          <table:table-cell office:value-type="string" calcext:value-type="string">
            <text:p><text:s/>20k <text:s/></text:p>
          </table:table-cell>
          <table:table-cell office:value-type="float" office:value="5.98" calcext:value-type="float">
            <text:p>5.98</text:p>
          </table:table-cell>
          <table:table-cell office:value-type="float" office:value="8.86" calcext:value-type="float">
            <text:p>8.86</text:p>
          </table:table-cell>
          <table:table-cell office:value-type="float" office:value="9.82" calcext:value-type="float">
            <text:p>9.82</text:p>
          </table:table-cell>
          <table:table-cell office:value-type="float" office:value="7.23" calcext:value-type="float">
            <text:p>7.23</text:p>
          </table:table-cell>
          <table:table-cell office:value-type="float" office:value="10.73" calcext:value-type="float">
            <text:p>10.73</text:p>
          </table:table-cell>
          <table:table-cell office:value-type="float" office:value="12.56" calcext:value-type="float">
            <text:p>12.56</text:p>
          </table:table-cell>
          <table:table-cell office:value-type="float" office:value="8.35" calcext:value-type="float">
            <text:p>8.35</text:p>
          </table:table-cell>
          <table:table-cell office:value-type="float" office:value="11.59" calcext:value-type="float">
            <text:p>11.59</text:p>
          </table:table-cell>
          <table:table-cell office:value-type="float" office:value="13.11" calcext:value-type="float">
            <text:p>13.11</text:p>
          </table:table-cell>
          <table:table-cell office:value-type="float" office:value="87.19" calcext:value-type="float">
            <text:p>87.19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83.74* </text:p>
          </table:table-cell>
          <table:table-cell/>
        </table:table-row>
        <table:table-row table:style-name="ro1">
          <table:table-cell office:value-type="string" calcext:value-type="string">
            <text:p><text:s/>25k <text:s/></text:p>
          </table:table-cell>
          <table:table-cell table:style-name="ce3" office:value-type="float" office:value="5.81" calcext:value-type="float">
            <text:p>5.81</text:p>
          </table:table-cell>
          <table:table-cell office:value-type="float" office:value="8.49" calcext:value-type="float">
            <text:p>8.49</text:p>
          </table:table-cell>
          <table:table-cell office:value-type="float" office:value="9.65" calcext:value-type="float">
            <text:p>9.65</text:p>
          </table:table-cell>
          <table:table-cell office:value-type="float" office:value="7.2" calcext:value-type="float">
            <text:p>7.2</text:p>
          </table:table-cell>
          <table:table-cell office:value-type="float" office:value="10.38" calcext:value-type="float">
            <text:p>10.38</text:p>
          </table:table-cell>
          <table:table-cell office:value-type="float" office:value="11.9" calcext:value-type="float">
            <text:p>11.9</text:p>
          </table:table-cell>
          <table:table-cell office:value-type="float" office:value="8.16" calcext:value-type="float">
            <text:p>8.16</text:p>
          </table:table-cell>
          <table:table-cell office:value-type="float" office:value="11.48" calcext:value-type="float">
            <text:p>11.48</text:p>
          </table:table-cell>
          <table:table-cell office:value-type="float" office:value="12.81" calcext:value-type="float">
            <text:p>12.81</text:p>
          </table:table-cell>
          <table:table-cell office:value-type="float" office:value="76.84" calcext:value-type="float">
            <text:p>76.84</text:p>
          </table:table-cell>
          <table:table-cell office:value-type="float" office:value="73.89" calcext:value-type="float">
            <text:p>73.89</text:p>
          </table:table-cell>
          <table:table-cell office:value-type="string" calcext:value-type="string">
            <text:p><text:s/>72.96* </text:p>
          </table:table-cell>
          <table:table-cell/>
        </table:table-row>
        <table:table-row table:style-name="ro1">
          <table:table-cell office:value-type="string" calcext:value-type="string">
            <text:p><text:s/>30k <text:s/></text:p>
          </table:table-cell>
          <table:table-cell office:value-type="float" office:value="5.91" calcext:value-type="float">
            <text:p>5.91</text:p>
          </table:table-cell>
          <table:table-cell office:value-type="float" office:value="8.32" calcext:value-type="float">
            <text:p>8.32</text:p>
          </table:table-cell>
          <table:table-cell office:value-type="float" office:value="9.46" calcext:value-type="float">
            <text:p>9.46</text:p>
          </table:table-cell>
          <table:table-cell table:style-name="ce3" office:value-type="float" office:value="7.03" calcext:value-type="float">
            <text:p>7.03</text:p>
          </table:table-cell>
          <table:table-cell office:value-type="float" office:value="10.12" calcext:value-type="float">
            <text:p>10.12</text:p>
          </table:table-cell>
          <table:table-cell office:value-type="float" office:value="11.67" calcext:value-type="float">
            <text:p>11.67</text:p>
          </table:table-cell>
          <table:table-cell office:value-type="float" office:value="8.04" calcext:value-type="float">
            <text:p>8.04</text:p>
          </table:table-cell>
          <table:table-cell office:value-type="float" office:value="10.86" calcext:value-type="float">
            <text:p>10.86</text:p>
          </table:table-cell>
          <table:table-cell office:value-type="float" office:value="12.55" calcext:value-type="float">
            <text:p>12.55</text:p>
          </table:table-cell>
          <table:table-cell office:value-type="float" office:value="83.46" calcext:value-type="float">
            <text:p>83.46</text:p>
          </table:table-cell>
          <table:table-cell office:value-type="float" office:value="82.06" calcext:value-type="float">
            <text:p>82.06</text:p>
          </table:table-cell>
          <table:table-cell office:value-type="string" calcext:value-type="string">
            <text:p><text:s/>79.91* </text:p>
          </table:table-cell>
          <table:table-cell/>
        </table:table-row>
        <table:table-row table:style-name="ro1">
          <table:table-cell office:value-type="string" calcext:value-type="string">
            <text:p><text:s/>37k <text:s/></text:p>
          </table:table-cell>
          <table:table-cell office:value-type="float" office:value="5.98" calcext:value-type="float">
            <text:p>5.98</text:p>
          </table:table-cell>
          <table:table-cell table:number-columns-repeated="2" office:value-type="string" calcext:value-type="string">
            <text:p><text:s/>- <text:s text:c="4"/>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string" calcext:value-type="string">
            <text:p><text:s/>- <text:s text:c="4"/></text:p>
          </table:table-cell>
          <table:table-cell office:value-type="float" office:value="7.99" calcext:value-type="float">
            <text:p>7.99</text:p>
          </table:table-cell>
          <table:table-cell table:number-columns-repeated="2" office:value-type="string" calcext:value-type="string">
            <text:p><text:s/>- <text:s text:c="4"/></text:p>
          </table:table-cell>
          <table:table-cell office:value-type="float" office:value="80.51" calcext:value-type="float">
            <text:p>80.51</text:p>
          </table:table-cell>
          <table:table-cell table:number-columns-repeated="2" office:value-type="string" calcext:value-type="string">
            <text:p><text:s/>- <text:s text:c="4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5T15:40:09.261989132</dc:date>
    <meta:editing-duration>PT7M36S</meta:editing-duration>
    <meta:editing-cycles>1</meta:editing-cycles>
    <meta:document-statistic meta:table-count="1" meta:cell-count="121" meta:object-count="0"/>
    <meta:generator>LibreOffice/5.1.6.2$Linux_X86_64 LibreOffice_project/10m0$Build-2</meta:generator>
  </office:meta>
</office:document-meta>
</file>